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18pt" style:font-size-asian="18pt" style:font-size-complex="18pt"/>
    </style:style>
    <style:style style:name="T2" style:parent-style-name="Standaardalinea-lettertype" style:family="text">
      <style:text-properties fo:color="#00B050"/>
    </style:style>
    <style:style style:name="T3" style:parent-style-name="Standaardalinea-lettertype" style:family="text">
      <style:text-properties fo:color="#FF0000"/>
    </style:style>
    <style:style style:name="T4" style:parent-style-name="Standaardalinea-lettertype" style:family="text">
      <style:text-properties fo:color="#FF0000" fo:font-size="14pt" style:font-size-asian="14pt" style:font-size-complex="14pt"/>
    </style:style>
    <style:style style:name="P5" style:parent-style-name="Lijstalinea" style:list-style-name="LFO1" style:family="paragraph">
      <style:text-properties fo:color="#FF0000"/>
    </style:style>
    <style:style style:name="P6" style:parent-style-name="Lijstalinea" style:list-style-name="LFO1" style:family="paragraph">
      <style:text-properties fo:color="#FF0000"/>
    </style:style>
    <style:style style:name="P7" style:parent-style-name="Lijstalinea" style:list-style-name="LFO1" style:family="paragraph">
      <style:text-properties fo:color="#FF0000"/>
    </style:style>
    <style:style style:name="P8" style:parent-style-name="Lijstalinea" style:list-style-name="LFO1" style:family="paragraph">
      <style:text-properties fo:color="#FF0000"/>
    </style:style>
    <style:style style:name="P9" style:parent-style-name="Lijstalinea" style:list-style-name="LFO1" style:family="paragraph">
      <style:text-properties fo:color="#FF0000"/>
    </style:style>
    <style:style style:name="P10" style:parent-style-name="Lijstalinea" style:list-style-name="LFO1" style:family="paragraph">
      <style:text-properties fo:color="#FF0000"/>
    </style:style>
    <style:style style:name="P11" style:parent-style-name="Lijstalinea" style:list-style-name="LFO1" style:family="paragraph">
      <style:text-properties fo:color="#FF0000"/>
    </style:style>
    <style:style style:name="P12" style:parent-style-name="Standaard" style:family="paragraph">
      <style:text-properties fo:color="#FF0000" fo:font-size="14pt" style:font-size-asian="14pt" style:font-size-complex="14pt"/>
    </style:style>
    <style:style style:name="P13" style:parent-style-name="Lijstalinea" style:list-style-name="LFO2" style:family="paragraph">
      <style:text-properties fo:color="#FF0000"/>
    </style:style>
    <style:style style:name="P14" style:parent-style-name="Lijstalinea" style:list-style-name="LFO2" style:family="paragraph">
      <style:text-properties fo:color="#FF0000" fo:language="en" fo:country="US"/>
    </style:style>
    <style:style style:name="P15" style:parent-style-name="Lijstalinea" style:list-style-name="LFO2" style:family="paragraph">
      <style:text-properties fo:color="#FF0000" fo:language="en" fo:country="US"/>
    </style:style>
    <style:style style:name="P16" style:parent-style-name="Standaard" style:family="paragraph">
      <style:text-properties fo:color="#FF0000" fo:font-size="14pt" style:font-size-asian="14pt" style:font-size-complex="14pt"/>
    </style:style>
    <style:style style:name="P17" style:parent-style-name="Lijstalinea" style:list-style-name="LFO3" style:family="paragraph">
      <style:text-properties fo:color="#FF0000" fo:language="en" fo:country="US"/>
    </style:style>
    <style:style style:name="P18" style:parent-style-name="Lijstalinea" style:list-style-name="LFO3" style:family="paragraph">
      <style:text-properties fo:color="#FF0000"/>
    </style:style>
    <style:style style:name="P19" style:parent-style-name="Lijstalinea" style:list-style-name="LFO3" style:family="paragraph">
      <style:text-properties fo:color="#FF0000"/>
    </style:style>
    <style:style style:name="P20" style:parent-style-name="Standaard" style:family="paragraph">
      <style:text-properties fo:color="#FF0000" fo:font-size="14pt" style:font-size-asian="14pt" style:font-size-complex="14pt"/>
    </style:style>
    <style:style style:name="P21" style:parent-style-name="Lijstalinea" style:list-style-name="LFO4" style:family="paragraph">
      <style:text-properties fo:color="#FF0000"/>
    </style:style>
    <style:style style:name="P22" style:parent-style-name="Lijstalinea" style:list-style-name="LFO4" style:family="paragraph">
      <style:text-properties fo:color="#FF0000"/>
    </style:style>
    <style:style style:name="P23" style:parent-style-name="Lijstalinea" style:list-style-name="LFO4" style:family="paragraph">
      <style:text-properties fo:color="#FF0000"/>
    </style:style>
    <style:style style:name="P24" style:parent-style-name="Lijstalinea" style:list-style-name="LFO4" style:family="paragraph">
      <style:text-properties fo:color="#FF0000"/>
    </style:style>
    <style:style style:name="P25" style:parent-style-name="Standaard" style:family="paragraph">
      <style:paragraph-properties fo:margin-left="0.25in">
        <style:tab-stops/>
      </style:paragraph-properties>
      <style:text-properties fo:color="#FF0000"/>
    </style:style>
    <style:style style:name="P26" style:parent-style-name="Standaard" style:family="paragraph">
      <style:text-properties fo:color="#FF0000"/>
    </style:style>
    <style:style style:name="P27" style:parent-style-name="Standaard" style:family="paragraph">
      <style:text-properties fo:color="#FF0000"/>
    </style:style>
    <style:style style:name="P28" style:parent-style-name="Standaard" style:family="paragraph">
      <style:paragraph-properties fo:margin-left="0.25in">
        <style:tab-stops/>
      </style:paragraph-properties>
      <style:text-properties fo:color="#FF0000"/>
    </style:style>
    <style:style style:name="P29" style:parent-style-name="Standaard" style:family="paragraph">
      <style:text-properties fo:color="#FF0000" fo:font-size="14pt" style:font-size-asian="14pt" style:font-size-complex="14pt"/>
    </style:style>
    <style:style style:name="P30" style:parent-style-name="Lijstalinea" style:list-style-name="LFO5" style:family="paragraph">
      <style:text-properties fo:color="#FF0000"/>
    </style:style>
    <style:style style:name="P31" style:parent-style-name="Lijstalinea" style:list-style-name="LFO5" style:family="paragraph">
      <style:text-properties fo:color="#FF0000"/>
    </style:style>
    <style:style style:name="P32" style:parent-style-name="Standaard" style:family="paragraph">
      <style:text-properties fo:color="#FF0000" fo:font-size="14pt" style:font-size-asian="14pt" style:font-size-complex="14pt"/>
    </style:style>
    <style:style style:name="P33" style:parent-style-name="Lijstalinea" style:list-style-name="LFO6" style:family="paragraph">
      <style:text-properties fo:color="#FF0000"/>
    </style:style>
    <style:style style:name="P34" style:parent-style-name="Lijstalinea" style:list-style-name="LFO6" style:family="paragraph">
      <style:text-properties fo:color="#FF0000"/>
    </style:style>
    <style:style style:name="P35" style:parent-style-name="Standaard" style:family="paragraph">
      <style:text-properties fo:color="#FF0000" fo:font-size="14pt" style:font-size-asian="14pt" style:font-size-complex="14pt"/>
    </style:style>
    <style:style style:name="P36" style:parent-style-name="Lijstalinea" style:list-style-name="LFO7" style:family="paragraph">
      <style:text-properties fo:color="#FF0000"/>
    </style:style>
    <style:style style:name="P37" style:parent-style-name="Lijstalinea" style:list-style-name="LFO7" style:family="paragraph">
      <style:text-properties fo:color="#FF0000"/>
    </style:style>
    <style:style style:name="P38" style:parent-style-name="Lijstalinea" style:list-style-name="LFO7" style:family="paragraph">
      <style:text-properties fo:color="#FF0000"/>
    </style:style>
    <style:style style:name="P39" style:parent-style-name="Lijstalinea" style:list-style-name="LFO7" style:family="paragraph">
      <style:text-properties fo:color="#FF0000"/>
    </style:style>
    <style:style style:name="P40" style:parent-style-name="Lijstalinea" style:list-style-name="LFO7" style:family="paragraph">
      <style:text-properties fo:color="#FF0000"/>
    </style:style>
    <style:style style:name="P41" style:parent-style-name="Standaard" style:family="paragraph">
      <style:text-properties fo:font-size="18pt" style:font-size-asian="18pt" style:font-size-complex="18pt"/>
    </style:style>
    <style:style style:name="P42" style:parent-style-name="Standaard" style:family="paragraph">
      <style:text-properties fo:font-size="18pt" style:font-size-asian="18pt" style:font-size-complex="18pt"/>
    </style:style>
    <style:style style:name="P43" style:parent-style-name="Lijstalinea" style:list-style-name="LFO7" style:family="paragraph"/>
    <style:style style:name="P44" style:parent-style-name="Lijstalinea" style:list-style-name="LFO7" style:family="paragraph"/>
    <style:style style:name="P45" style:parent-style-name="Lijstalinea" style:list-style-name="LFO7" style:family="paragraph"/>
    <style:style style:name="P46" style:parent-style-name="Lijstalinea" style:list-style-name="LFO7" style:family="paragraph"/>
    <style:style style:name="P47" style:parent-style-name="Lijstalinea" style:list-style-name="LFO7" style:family="paragraph"/>
  </office:automatic-styles>
  <office:body>
    <office:text text:use-soft-page-breaks="true">
      <text:p text:style-name="P1">Lijst van onderdelen in Presentatie</text:p>
      <text:p text:style-name="Standaard">De onderdelen met een sterretje achter hun namen zijn onderdelen waar we een cijfer voor krijgen, dus zeer belangrijk dat deze er sowieso in de<text:s/>presentatie moeten komen.<text:s/><text:line-break/>Voor elk onderdeel die er niet in zit krijgen we een halve punt aftrek van ons totaal cijfer, dus plox zorg ervoor dat je ALLE onderdelen in jouw dia komen. Als je een onderdeel in de powerpoint hebt verwerkt maak je de lettertype<text:s/><text:span text:style-name="T2">groen<text:s/></text:span>ofzo, zodat wij en jij kunnen zien dat het erin zit. Onverwerkte onderdelen zijn uiteraard<text:s/><text:span text:style-name="T3">rood<text:s/></text:span>gekleurd.</text:p>
      <text:p text:style-name="Standaard"><text:span text:style-name="T4">Onderdelen voor de Producer(Killian)</text:span></text:p>
      <text:list text:style-name="LFO1" text:continue-numbering="true">
        <text:list-item>
          <text:p text:style-name="P5">Status van de game<text:s/></text:p>
          <text:list text:continue-numbering="true">
            <text:list-item>
              <text:p text:style-name="P6">Uitleg van de huidige staat van de game(Uitgebreid).</text:p>
            </text:list-item>
          </text:list>
        </text:list-item>
        <text:list-item>
          <text:p text:style-name="P7">Groepsdynamiek</text:p>
          <text:list text:continue-numbering="true">
            <text:list-item>
              <text:p text:style-name="P8">Wat gaat er goed<text:s/>in het groepje</text:p>
            </text:list-item>
            <text:list-item>
              <text:p text:style-name="P9">Wat is er mis gegaan</text:p>
            </text:list-item>
            <text:list-item>
              <text:p text:style-name="P10">Hoe zijn deze problemen getackeld*</text:p>
            </text:list-item>
            <text:list-item>
              <text:p text:style-name="P11">Laten zien afwezigheidscijfers</text:p>
            </text:list-item>
          </text:list>
        </text:list-item>
      </text:list>
      <text:p text:style-name="P12">Onderdelen voor de Art*(Jesse)</text:p>
      <text:list text:style-name="LFO2" text:continue-numbering="true">
        <text:list-item>
          <text:p text:style-name="P13">Renders van diverse characters/props showen</text:p>
        </text:list-item>
        <text:list-item>
          <text:p text:style-name="P14">Unwraps van diverse characters/props showen</text:p>
        </text:list-item>
        <text:list-item>
          <text:p text:style-name="P15">Textures van diverse characters/props showen</text:p>
        </text:list-item>
      </text:list>
      <text:p text:style-name="P16">Onderdelen voor de LevelDesigner(Ruben)</text:p>
      <text:list text:style-name="LFO3" text:continue-numbering="true">
        <text:list-item>
          <text:p text:style-name="P17">Showen minimap van conceptfase</text:p>
        </text:list-item>
        <text:list-item>
          <text:p text:style-name="P18">De game in de huidige staat showen (Playthrough)*</text:p>
        </text:list-item>
        <text:list-item>
          <text:p text:style-name="P19">Uitleg van eventuele grayboxes (wat komt waar)</text:p>
        </text:list-item>
      </text:list>
      <text:p text:style-name="P20">Onderdelen voor de Planning(Harold)</text:p>
      <text:list text:style-name="LFO4" text:continue-numbering="true">
        <text:list-item>
          <text:p text:style-name="P21">Backlog laten zien, met actuele statussen<text:s/>(Trello)</text:p>
        </text:list-item>
        <text:list-item>
          <text:p text:style-name="P22">Status van ingeschatte uren t.o.v. gemaakte uren DEV fase 2</text:p>
        </text:list-item>
        <text:list-item>
          <text:p text:style-name="P23">Planning uitgebreid laten zien voor de aankomende sprint. Inclusief tijdsinschatting en taakverdeling*</text:p>
        </text:list-item>
        <text:list-item>
          <text:p text:style-name="P24">Uitleg van planningsmanager wat goed gaat en wat beter moet.</text:p>
        </text:list-item>
      </text:list>
      <text:p text:style-name="P25"/>
      <text:p text:style-name="P26"/>
      <text:p text:style-name="P27"/>
      <text:p text:style-name="P28"/>
      <text:soft-page-break/>
      <text:p text:style-name="P29">Onderdelen voor de UX(Mack)</text:p>
      <text:list text:style-name="LFO5" text:continue-numbering="true">
        <text:list-item>
          <text:p text:style-name="P30">Voorbeelden laten zien van een fun to play element</text:p>
        </text:list-item>
        <text:list-item>
          <text:p text:style-name="P31">Interactie met de speler laten zien: HUD, Popups, Tutorial, ingame of diagrammen, schetsen*</text:p>
        </text:list-item>
      </text:list>
      <text:p text:style-name="P32">Onderdelen voor de QA(?Mack?)</text:p>
      <text:list text:style-name="LFO6" text:continue-numbering="true">
        <text:list-item>
          <text:p text:style-name="P33">Uitleg gevonden bugs</text:p>
        </text:list-item>
        <text:list-item>
          <text:p text:style-name="P34">Uitgeschreven QA rapporten laten zien*</text:p>
        </text:list-item>
      </text:list>
      <text:p text:style-name="P35">Onderdelen voor<text:s/>de Development(Alieke)</text:p>
      <text:list text:style-name="LFO7" text:continue-numbering="true">
        <text:list-item>
          <text:p text:style-name="P36">Status van de game op technisch gebied*</text:p>
        </text:list-item>
        <text:list-item>
          <text:p text:style-name="P37">Uitleg AI systemen</text:p>
        </text:list-item>
        <text:list-item>
          <text:p text:style-name="P38">Uitleg combat systeem</text:p>
        </text:list-item>
        <text:list-item>
          <text:p text:style-name="P39">Wat is er momenteel aanwezig, wat moet er in Dev fase 3 komen?</text:p>
        </text:list-item>
        <text:list-item>
          <text:p text:style-name="P40">Planning, taakverdeling, etc laten zien</text:p>
        </text:list-item>
      </text:list>
      <text:p text:style-name="P41">PowerPoint</text:p>
      <text:p text:style-name="Standaard">In PowerPoint staat de bovenstaande lijst ook, maar dan in de bijbehorende dia’s. Wanneer je in PowerPoint gaat werken, moet je de tekst die er in staan vervangen met steekwoorden die met het onderdeel te maken heeft. Sommige teksten moet je vervangen met niet alleen een steekwoord, maar ook<text:s/>een afbeelding, link of een Excel bestand. Pas wanneer de tekst goed vervangen is door 1 van jouw teksten. Wanneer dit gedaan is maak je de lettertype in dit document groen. Je mag dia’s toevoegen voor als er niet genoeg plek is voor beelden ofzoiets. Maar<text:s/>zorg ervoor dat deze nieuwe dia’s onder JOUW dia komt, ook mag je de volgorde van de dia’s niet aanpassen.</text:p>
      <text:p text:style-name="P42">Volgorde</text:p>
      <text:p text:style-name="Standaard">Dit hoofdstuk gaat over wie als eerste moet gaan, ten opzichte van wie als eerste in PowerPoint moet werken.</text:p>
      <text:list text:style-name="LFO7" text:continue-numbering="true">
        <text:list-item>
          <text:list>
            <text:list-item>
              <text:list>
                <text:list-item>
                  <text:list>
                    <text:list-item>
                      <text:p text:style-name="P43">Ruben</text:p>
                    </text:list-item>
                    <text:list-item>
                      <text:p text:style-name="P44">Killian</text:p>
                    </text:list-item>
                    <text:list-item>
                      <text:p text:style-name="P45">Jesse</text:p>
                    </text:list-item>
                    <text:list-item>
                      <text:p text:style-name="P46">Alieke</text:p>
                    </text:list-item>
                    <text:list-item>
                      <text:p text:style-name="P47">Mack</text:p>
                    </text:list-item>
                  </text:list>
                </text:list-item>
              </text:list>
            </text:list-item>
          </text:list>
        </text:list-item>
      </text:list>
      <text:p text:style-name="Standaard">Omdat Harold geen GitHub heeft maakt het niet uit wanneer hij zijn dia invult. Wanneer hij zijn dia klaar heeft, zullen wij het gewoon copy pasten naar de echte PowerPoint presentati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10-12T07:08:00Z</meta:creation-date>
    <dc:date>2015-10-13T07:45:00Z</dc:date>
    <meta:template xlink:href="Normal" xlink:type="simple"/>
    <meta:editing-cycles>64</meta:editing-cycles>
    <meta:editing-duration>PT5640S</meta:editing-duration>
    <meta:document-statistic meta:page-count="2" meta:paragraph-count="5" meta:word-count="450" meta:character-count="2924" meta:row-count="20" meta:non-whitespace-character-count="2479"/>
  </office:meta>
</office:document-meta>
</file>